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Palatino" svg:font-family="Palatino"/>
    <style:font-face style:name="Trebuchet MS" svg:font-family="'Trebuchet MS'"/>
    <style:font-face style:name="Nimbus Mono L" svg:font-family="'Nimbus Mono L'" style:font-family-generic="modern" style:font-pitch="fixed"/>
    <style:font-face style:name="HG Mincho Light J" svg:font-family="'HG Mincho Light J'" style:font-pitch="variable"/>
    <style:font-face style:name="Nimbus Sans L" svg:font-family="'Nimbus Sans L'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eletype">{Zehle, 2005 #8}</text:span></text:p>
      <text:p text:style-name="Standard"><text:span text:style-name="Teletype">FLOSS Redux: Notes on African Software Politics</text:span><text:line-break/><text:span text:style-name="Teletype">M30:: 14.12.05</text:span><text:line-break/><text:span text:style-name="Teletype">&lt;</text:span><text:a xlink:type="simple" xlink:href="http://www.metamute.com/look/issue.tpl?IdLanguage=1&amp;IdPublication=1&amp;NrIssue=30"><text:span text:style-name="Teletype">http://www.metamute.com/look/issue.tpl?IdLanguage=1&amp;IdPublication=1&amp;NrIssue=30</text:span></text:a><text:span text:style-name="Teletype">&gt;</text:span><text:line-break/><text:span text:style-name="Teletype">by Soenke Zehle</text:span><text:line-break/><text:line-break/><text:span text:style-name="Teletype">The info-technological development of Africa is providing a critical</text:span><text:line-break/><text:span text:style-name="Teletype">laboratory for testing the utilitarian and egalitarian claims of the</text:span><text:line-break/><text:span text:style-name="Teletype">FLOSS community. The question of whether to adopt a free or proprietary</text:span><text:line-break/><text:span text:style-name="Teletype">route quickly expands beyond the immediate consideration of set up</text:span><text:line-break/><text:span text:style-name="Teletype">costs. Soenke Zehle considers how FLOSS fares in the competition to be</text:span><text:line-break/><text:span text:style-name="Teletype">the fittest 'tropical' technology, assesses different visions of</text:span><text:line-break/><text:span text:style-name="Teletype">continent-wide development, and examines FLOSS's own ambiguous economics</text:span><text:line-break/><text:line-break/><text:span text:style-name="Teletype">The info-technological development of Africa is providing a critical</text:span><text:line-break/><text:span text:style-name="Teletype">laboratory for testing the utilitarian and egalitarian claims of the</text:span><text:line-break/><text:span text:style-name="Teletype">FLOSS community. The question of whether to adopt a free or proprietary</text:span><text:line-break/><text:span text:style-name="Teletype">route quickly expands beyond the immediate consideration of set up</text:span><text:line-break/><text:span text:style-name="Teletype">costs. Soenke Zehle considers how FLOSS fares in the competition to be</text:span><text:line-break/><text:span text:style-name="Teletype">the fittest 'tropical' technology, assesses different visions of</text:span><text:line-break/><text:span text:style-name="Teletype">continent-wide development, and examines FLOSS's own ambiguous economics</text:span><text:line-break/><text:line-break/><text:span text:style-name="Teletype">With a host of corporations, foundations, and organisations active in</text:span><text:line-break/><text:span text:style-name="Teletype">the fields of advocacy and assistance, free and open source software</text:span><text:line-break/><text:span text:style-name="Teletype">(FLOSS) has become a dynamic area of info-developmental cooperation. In</text:span><text:line-break/><text:span text:style-name="Teletype">the eminently pragmatic approach adopted by many of these efforts, the</text:span><text:line-break/><text:span text:style-name="Teletype">intense controversy over free vs. open source software and the extent to</text:span><text:line-break/><text:span text:style-name="Teletype">which advocacy should stress freedom over commercial applicability</text:span><text:line-break/><text:span text:style-name="Teletype">somehow seems a thing of the past. At the same time, the focus on FLOSS</text:span><text:line-break/><text:span text:style-name="Teletype">as an economic strategy of autonomous development within a global</text:span><text:line-break/><text:span text:style-name="Teletype">network capitalism rather than a post-capitalist practice of</text:span><text:line-break/><text:span text:style-name="Teletype">collaborative creation recalls some of the general ambivalences at the</text:span><text:line-break/><text:span text:style-name="Teletype">heart of software-political struggles.1</text:span><text:line-break/><text:line-break/><text:span text:style-name="Teletype">FOSSFA</text:span><text:line-break/><text:line-break/><text:span text:style-name="Teletype">In many African countries where computer users are not necessarily</text:span><text:line-break/><text:span text:style-name="Teletype">owners, important choices are often made by those in charge of</text:span><text:line-break/><text:span text:style-name="Teletype">establishing public ICT infrastructures. While many companies and</text:span><text:line-break/><text:span text:style-name="Teletype">organisations have chosen to adopt FLOSS on their own, the status of</text:span><text:line-break/><text:span text:style-name="Teletype">governments as the largest procurers of Information and Communication</text:span><text:line-break/><text:span text:style-name="Teletype">Technology (ICT) means that government action is bound to stimulate</text:span><text:line-break/><text:span text:style-name="Teletype">industry in various ways, including the provision of FLOSS training and</text:span><text:line-break/><text:span text:style-name="Teletype">support. The recently founded Free Software and Open Source Foundation</text:span><text:line-break/><text:span text:style-name="Teletype">for Africa (FOSSFA), currently headquartered in Nairobi, Kenya, has</text:span><text:line-break/><text:span text:style-name="Teletype">therefore identified national ICT policy and procurement procedures as</text:span><text:line-break/><text:span text:style-name="Teletype">major advocacy targets.2 For Bildad Kagai, co-founder and one of its</text:span><text:line-break/><text:span text:style-name="Teletype">secretaries, the licensing, localisation, and local skill building</text:span><text:line-break/><text:span text:style-name="Teletype">advantages of FLOSS, coupled with 'leapfrogging' technologies like</text:span><text:line-break/><text:span text:style-name="Teletype">wireless that help skip an entire generation of expensive</text:span><text:line-break/><text:span text:style-name="Teletype">infrastructural investments, offer an alternative to the technological</text:span><text:line-break/><text:span text:style-name="Teletype">dependency and resource drain associated with an exclusive reliance on</text:span><text:line-break/><text:span text:style-name="Teletype">mainstream proprietary software.</text:span><text:line-break/><text:line-break/><text:span text:style-name="Teletype">Given the many problems that beset the ICT sector in Africa, FLOSS</text:span><text:line-break/><text:span text:style-name="Teletype">advocacy is inevitably tied to political reforms in contracting, public</text:span><text:line-break/><text:span text:style-name="Teletype">services, and competition policy, as well as the creation of FLOSS</text:span><text:line-break/><text:span text:style-name="Teletype">related employment and business opportunities. Taking advantage of the</text:span><text:line-break/><text:span text:style-name="Teletype">organisational dynamic of WSIS and working closely with civil society</text:span><text:line-break/><text:span text:style-name="Teletype">organisations, corporations, and international donors, FOSSFA has</text:span><text:line-break/><text:span text:style-name="Teletype">created an effective advocacy coalition: Kenya's ICT policy now gives</text:span><text:line-break/><text:span text:style-name="Teletype">preference to open source (and open standards) over proprietary</text:span><text:line-break/><text:span text:style-name="Teletype">solutions, and FOSSFA also convinced the Committee on Development</text:span><text:line-break/><text:span text:style-name="Teletype">Information of the Economic Commission for Africa (CODI) to adopt a</text:span><text:line-break/><text:span text:style-name="Teletype">policy that prioritises FLOSS.</text:span><text:line-break/><text:line-break/><text:span text:style-name="Teletype">This is no small feat, given that many African states have yet to</text:span><text:line-break/><text:span text:style-name="Teletype">articulate any ICT policy whatsoever, and FOSSFA is also educating</text:span><text:line-break/><text:span text:style-name="Teletype">policy makers across the continent about FLOSS.3 The 2004 Idlelo meeting</text:span><text:line-break/><text:span text:style-name="Teletype">in Capetown, co-organised by FOSSFA and the African Virtual Open</text:span><text:line-break/><text:span text:style-name="Teletype">Initiatives and Resources Project (AVOIR) at Western Cape University,</text:span><text:line-break/><text:span text:style-name="Teletype">was the 'First African Conference on the Digital Commons'.4 Bringing</text:span><text:line-break/><text:span text:style-name="Teletype">some 200 FLOSS activists and developers from across the continent</text:span><text:line-break/><text:span text:style-name="Teletype">together with international researchers, Idlelo emphasised the need to</text:span><text:line-break/><text:span text:style-name="Teletype">shift from the mere adoption of FLOSS to the local development of FLOSS</text:span><text:line-break/><text:span text:style-name="Teletype">applications, the use of FLOSS in education, and the development of</text:span><text:line-break/><text:span text:style-name="Teletype">non-proprietary open content alternatives. Hoping to be able to recruit</text:span><text:line-break/><text:span text:style-name="Teletype">government representatives from all 53 African states, Idlelo 2 has</text:span><text:line-break/><text:span text:style-name="Teletype">already been scheduled for 2006.5</text:span><text:line-break/><text:line-break/><text:span text:style-name="Teletype">South Africa Goes Open Source</text:span><text:line-break/><text:line-break/><text:span text:style-name="Teletype">The breakdown of Idlelo participants by country reveals the uneven</text:span><text:line-break/><text:span text:style-name="Teletype">geography of IT development in Africa: by far the largest contingent</text:span><text:line-break/><text:span text:style-name="Teletype">came from South Africa, followed by Nigeria and Kenya.6 South Africa's</text:span><text:line-break/><text:span text:style-name="Teletype">influence in the African FLOSS movement is related to its dominance of</text:span><text:line-break/><text:span text:style-name="Teletype">the African IT sector at large. But there are other reasons, one of</text:span><text:line-break/><text:span text:style-name="Teletype">which is the impact of projects sponsored by Mark Shuttleworth.7</text:span><text:line-break/><text:span text:style-name="Teletype">Shuttleworth, a South African celebrity entrepreneur known for his space</text:span><text:line-break/><text:span text:style-name="Teletype">travel -- Shuttleworth was the first 'afronaut' -- as well as his</text:span><text:line-break/><text:span text:style-name="Teletype">philanthropic ambition, has overseen the development of Ubuntu (an</text:span><text:line-break/><text:span text:style-name="Teletype">already-popular Debian-and-GNOME based linux distribution updated in</text:span><text:line-break/><text:span text:style-name="Teletype">regular release cycles) and his Shuttleworth Foundation has co-launched</text:span><text:line-break/><text:span text:style-name="Teletype">a nation wide 'Go Open Source' campaign.8</text:span><text:line-break/><text:line-break/><text:span text:style-name="Teletype">Supported by the Meraka Intitute of the South African Council for</text:span><text:line-break/><text:span text:style-name="Teletype">Scientific and Industrial Research (CSIR) as well as HP and Canonical,</text:span><text:line-break/><text:span text:style-name="Teletype">the campaign has included the production of the first ever television</text:span><text:line-break/><text:span text:style-name="Teletype">series on open source -- broadcast on public television and available for</text:span><text:line-break/><text:span text:style-name="Teletype">download -- and the installation of 'Freedom Toasters', stand alone</text:span><text:line-break/><text:span text:style-name="Teletype">CD/DVD burners loaded with the latest FLOSS operating systems and</text:span><text:line-break/><text:span text:style-name="Teletype">applications, across South Africa.9 In addition to working on an</text:span><text:line-break/><text:span text:style-name="Teletype">'edubuntu' classroom version of its linux distribution, the Shuttleworth</text:span><text:line-break/><text:span text:style-name="Teletype">Foundation also works with South African schools to set up FLOSS-based</text:span><text:line-break/><text:span text:style-name="Teletype">thin client networks through its 'tuXlabs' initiative.10 And following</text:span><text:line-break/><text:span text:style-name="Teletype">the 2005 'Go Open Source Task Team' conference, South Africa's national</text:span><text:line-break/><text:span text:style-name="Teletype">policy on free/open source software and open content is now being turned</text:span><text:line-break/><text:span text:style-name="Teletype">into an ambitious action plan.11</text:span><text:line-break/><text:line-break/><text:span text:style-name="Teletype">But is South Africa 'really' Africa? FOSSFA's Kagai notes that ICT</text:span><text:line-break/><text:span text:style-name="Teletype">developments in South Africa are not representative of Africa at large,</text:span><text:line-break/><text:span text:style-name="Teletype">and some see in the ideas of an 'African Renaissance' less a new</text:span><text:line-break/><text:span text:style-name="Teletype">Pan-Africanism than a mere culturalisation of South Africa's own</text:span><text:line-break/><text:span text:style-name="Teletype">economic and geopolitical ambition.12 Yet it would be a mistake to</text:span><text:line-break/><text:span text:style-name="Teletype">associate less well off areas of the continent with a lack of interest</text:span><text:line-break/><text:span text:style-name="Teletype">in digital and network technologies -- a point made years ago by none</text:span><text:line-break/><text:span text:style-name="Teletype">other than John Perry Barlow (ex-Grateful Dead and Electronic Frontier</text:span><text:line-break/><text:span text:style-name="Teletype">co-founder).13 Barlow had concluded from his own experience of country</text:span><text:line-break/><text:span text:style-name="Teletype">life that Africans might have preserved a pre-industrial sense of</text:span><text:line-break/><text:span text:style-name="Teletype">connectedness and would want to bypass the crippling effects of an</text:span><text:line-break/><text:span text:style-name="Teletype">individualist industrialism to embrace the digital technologies of the</text:span><text:line-break/><text:span text:style-name="Teletype">network society. Even after the dotcom crash, his occasionally, albeit</text:span><text:line-break/><text:span text:style-name="Teletype">ironically, exoticist travelogue is still worth a read, in part because</text:span><text:line-break/><text:span text:style-name="Teletype">much of his 'let's wire Africa' enthusiasm was shared by the initial</text:span><text:line-break/><text:span text:style-name="Teletype">wave of international ICT task forces that were to turn the new economy</text:span><text:line-break/><text:span text:style-name="Teletype">experience into a fully fledged paradigm of info-development. And it</text:span><text:line-break/><text:span text:style-name="Teletype">encouraged Russell Southwood, a former UK management consultant, to</text:span><text:line-break/><text:span text:style-name="Teletype">start Balancing Act Africa, already one of the most important</text:span><text:line-break/><text:span text:style-name="Teletype">information services on ICT related developments across Africa,</text:span><text:line-break/><text:span text:style-name="Teletype">including the failures and successes of FLOSS advocacy.14</text:span><text:line-break/><text:line-break/><text:span text:style-name="Teletype">Perhaps somewhat surprisingly, FLOSS has not been an easy sell. One</text:span><text:line-break/><text:span text:style-name="Teletype">reason, suggests Ethan Zukerman, might be the overemphasis on free beer</text:span><text:line-break/><text:span text:style-name="Teletype">at the expense of free speech; a reference to Richard Stallmann's famous</text:span><text:line-break/><text:span text:style-name="Teletype">definition of free software.15 Zukerman, a co-founder of GeekCorps -- 'an</text:span><text:line-break/><text:span text:style-name="Teletype">international non-profit organisation that transfers tech skills from</text:span><text:line-break/><text:span text:style-name="Teletype">geeks in developed nations to geeks in emerging nations' -- and initiator</text:span><text:line-break/><text:span text:style-name="Teletype">of 'BlogAfrica', believes that many African users continue to associate</text:span><text:line-break/><text:span text:style-name="Teletype">'inexpensive' with 'inferior', a legacy of technology transfer and</text:span><text:line-break/><text:span text:style-name="Teletype">appropriate technology projects that sometimes amounted to little more</text:span><text:line-break/><text:span text:style-name="Teletype">than the dumping of obsolete technology.16 And in areas where</text:span><text:line-break/><text:span text:style-name="Teletype">non-licensed copies of proprietary software are widely available as well</text:span><text:line-break/><text:span text:style-name="Teletype">as a great deal of corresponding 'street' expertise, comparatively</text:span><text:line-break/><text:span text:style-name="Teletype">expensive manuals and a lack of bandwidth for accessing online support</text:span><text:line-break/><text:span text:style-name="Teletype">can easily increase the total cost of ownership of non-proprietary</text:span><text:line-break/><text:span text:style-name="Teletype">alternatives generally assumed to be 'free'. FLOSS advocates should</text:span><text:line-break/><text:span text:style-name="Teletype">stress the expandability, transparency and resulting high performance of</text:span><text:line-break/><text:span text:style-name="Teletype">their software instead.</text:span><text:line-break/><text:line-break/><text:span text:style-name="Teletype">While a growing number of studies make an empirically based case for</text:span><text:line-break/><text:span text:style-name="Teletype">FLOSS in general, less is known about the experiences of FLOSS adoption</text:span><text:line-break/><text:span text:style-name="Teletype">across Africa.17 One such report has been published by Bridges.org, an</text:span><text:line-break/><text:span text:style-name="Teletype">international NGO with offices in South Africa and the US.18 According</text:span><text:line-break/><text:span text:style-name="Teletype">to Bridges.org, the availability of the source code is an advantage</text:span><text:line-break/><text:span text:style-name="Teletype">actually rarely exploited at the computer lab level, whereas the cost of</text:span><text:line-break/><text:span text:style-name="Teletype">software licenses -- the 'free beer' argument -- remains a key concern,</text:span><text:line-break/><text:span text:style-name="Teletype">especially evident when these costs are expressed in terms of GDP share.</text:span><text:line-break/><text:span text:style-name="Teletype">Among the factors that lower software costs, piracy is the most</text:span><text:line-break/><text:span text:style-name="Teletype">important, followed by donations and so called thin-client</text:span><text:line-break/><text:span text:style-name="Teletype">configurations that bring back to life hardware generally considered</text:span><text:line-break/><text:span text:style-name="Teletype">obsolete. FLOSS, concludes the report, has become a mainstream</text:span><text:line-break/><text:span text:style-name="Teletype">alternative. Yet because of the level of expertise required to establish</text:span><text:line-break/><text:span text:style-name="Teletype">and maintain a FLOSS based computer lab, it tends to work better in</text:span><text:line-break/><text:span text:style-name="Teletype">large projects that have the resources to address the practical problems</text:span><text:line-break/><text:span text:style-name="Teletype">of migration, training, and support, in contrast to individual labs that</text:span><text:line-break/><text:span text:style-name="Teletype">can simply take advantage of proprietary solutions that are already in</text:span><text:line-break/><text:span text:style-name="Teletype">place.</text:span><text:line-break/><text:line-break/><text:span text:style-name="Teletype">Info-Political Visions</text:span><text:line-break/><text:line-break/><text:span text:style-name="Teletype">Beyond the issue of appropriate means, how do the local politics of</text:span><text:line-break/><text:span text:style-name="Teletype">software relate to competing visions of what 'info-development' is and</text:span><text:line-break/><text:span text:style-name="Teletype">should be about? In the larger info-political vision that frames local</text:span><text:line-break/><text:span text:style-name="Teletype">decisions over software and standards, questions of autonomy are</text:span><text:line-break/><text:span text:style-name="Teletype">central, frequently articulated in response to the hegemonic presence of</text:span><text:line-break/><text:span text:style-name="Teletype">corporate software and IT giants. FLOSS advocates have criticised the</text:span><text:line-break/><text:span text:style-name="Teletype">most recent wave of international public private partnerships in this</text:span><text:line-break/><text:span text:style-name="Teletype">area, for example, because they involve only the usual transnational</text:span><text:line-break/><text:span text:style-name="Teletype">suspects. Microsoft, HP, and Cisco are all well represented in the</text:span><text:line-break/><text:span text:style-name="Teletype">activities of major development agencies, advertising themselves as</text:span><text:line-break/><text:span text:style-name="Teletype">'partners in development' to promote ICTs as the vehicles for 'good</text:span><text:line-break/><text:span text:style-name="Teletype">governance' and 'effective service delivery', but also to stake out</text:span><text:line-break/><text:span text:style-name="Teletype">their own commercial claims, crowd out grassroots or public sector</text:span><text:line-break/><text:span text:style-name="Teletype">alternatives, and subvert South-South cooperation.</text:span><text:line-break/><text:line-break/><text:span text:style-name="Teletype">Take SchoolNet Namibia.19 Having to work with substantially fewer</text:span><text:line-break/><text:span text:style-name="Teletype">resources than the Shuttleworth Foundation, SchoolNet has nevertheless</text:span><text:line-break/><text:span text:style-name="Teletype">set up FLOSS-based thin client networks in over a hundred schools,</text:span><text:line-break/><text:span text:style-name="Teletype">launched an ISP to offer subsidised internet service, and is exploring</text:span><text:line-break/><text:span text:style-name="Teletype">the set up of wireless access in rural areas. Once they had found that</text:span><text:line-break/><text:span text:style-name="Teletype">students were a lot more likely to embrace FLOSS than their teachers,</text:span><text:line-break/><text:span text:style-name="Teletype">and standard advocacy tools were not doing much to change that,</text:span><text:line-break/><text:span text:style-name="Teletype">SchoolNet launched Hai Ti ('Listen Up!'), a comic strip that features</text:span><text:line-break/><text:span text:style-name="Teletype">real life FLOSS users.20 Its contractual agreement with schools</text:span><text:line-break/><text:span text:style-name="Teletype">specifies that the teams who manage the local computer lab include</text:span><text:line-break/><text:span text:style-name="Teletype">students as well as teachers. Yet occasionally, SchoolNet finds that</text:span><text:line-break/><text:span text:style-name="Teletype">their FLOSS-LANs remain unmaintained while students use equipment</text:span><text:line-break/><text:span text:style-name="Teletype">donated by Microsoft and administered with support from MS certified</text:span><text:line-break/><text:span text:style-name="Teletype">engineers. Executive director Joris Komen is convinced that Microsoft</text:span><text:line-break/><text:span text:style-name="Teletype">has targeted Namibian schools specifically because SchoolNet Namibia has</text:span><text:line-break/><text:span text:style-name="Teletype">become an outspoken critic of the company and its philosophy.21</text:span><text:line-break/><text:line-break/><text:span text:style-name="Teletype">Commenting on recent agreements between Microsoft and the New</text:span><text:line-break/><text:span text:style-name="Teletype">Partnership for African Development (NEPAD), the United Nations</text:span><text:line-break/><text:span text:style-name="Teletype">Development Programme (UNDP), and the United Nations High Commissioner</text:span><text:line-break/><text:span text:style-name="Teletype">for Refugees (UNHCR), Bildad Kaigai of FOSSFA agrees that such deals</text:span><text:line-break/><text:span text:style-name="Teletype">work to confine the software choices these agencies can make and</text:span><text:line-break/><text:span text:style-name="Teletype">effectively transfer wealth away from an emergent local software</text:span><text:line-break/><text:span text:style-name="Teletype">industry. Kagai calls on African leaders to emulate the successful</text:span><text:line-break/><text:span text:style-name="Teletype">development strategies of Asian countries instead.22</text:span><text:line-break/><text:line-break/><text:span text:style-name="Teletype">Other ICT analysts note, however, that African countries will have to do</text:span><text:line-break/><text:span text:style-name="Teletype">so under dramatically different circumstances. Yash Tandon of SEATINI</text:span><text:line-break/><text:span text:style-name="Teletype">stresses that 'most of the so-called technology transfers ... are</text:span><text:line-break/><text:span text:style-name="Teletype">essentially excuses for transnational corporations (TNCs) to take over</text:span><text:line-break/><text:span text:style-name="Teletype">local companies, or to carve out a share of the domestic markets.'23</text:span><text:line-break/><text:span text:style-name="Teletype">Rather than 'stripping naked' to attract foreign direct investment (FDI)</text:span><text:line-break/><text:span text:style-name="Teletype">from the North, Tandon also makes the case for the 'creation of a home</text:span><text:line-break/><text:span text:style-name="Teletype">based Domestic Scientific and Technology Capacity (DSTC), including</text:span><text:line-break/><text:span text:style-name="Teletype">capacity to undertake relevant research and development, the actual</text:span><text:line-break/><text:span text:style-name="Teletype">purchase (as opposed to transfer) of appropriate technology from the</text:span><text:line-break/><text:span text:style-name="Teletype">open market, and a transfer of technology, preferably between</text:span><text:line-break/><text:span text:style-name="Teletype">South-South, only under certain conditions.' But Tandon also notes that</text:span><text:line-break/><text:span text:style-name="Teletype">options exploited by the 'Asian Tigers' are no longer available to</text:span><text:line-break/><text:span text:style-name="Teletype">Africa: 'Countries such as Korea and Taiwan, as all other now advanced</text:span><text:line-break/><text:span text:style-name="Teletype">economies in history, were able to do it because they disembedded the</text:span><text:line-break/><text:span text:style-name="Teletype">technology from its capital base (by, for example, copying intellectual</text:span><text:line-break/><text:span text:style-name="Teletype">property, and through reverse engineering), and by creating a 'national'</text:span><text:line-break/><text:span text:style-name="Teletype">base for capital. Some countries were able to do this during the cold</text:span><text:line-break/><text:span text:style-name="Teletype">war years when the West needed them to fight against the Communist</text:span><text:line-break/><text:span text:style-name="Teletype">threat coming from China and Vietnam. ... Since the end of the cold war,</text:span><text:line-break/><text:span text:style-name="Teletype">this option is no longer available. ... Now, with intellectual property</text:span><text:line-break/><text:span text:style-name="Teletype">rights embedded in the World Trade Organisation (WTO) under the Trade</text:span><text:line-break/><text:span text:style-name="Teletype">Related Aspects of Intellectual Property Rights (TRIPS), scientific</text:span><text:line-break/><text:span text:style-name="Teletype">knowledge has become monopolised in the hands of a few thousand</text:span><text:line-break/><text:span text:style-name="Teletype">multinational corporations that use this knowledge to control the</text:span><text:line-break/><text:span text:style-name="Teletype">economies of the third world.' For Tandon, Africa has only so many</text:span><text:line-break/><text:span text:style-name="Teletype">options: 'It is in this context that Africa must develop its own DSTC,</text:span><text:line-break/><text:span text:style-name="Teletype">including a policy on relevant research and development. The R&amp;D policy</text:span><text:line-break/><text:span text:style-name="Teletype">must be based on the production conditions in the region, the need first</text:span><text:line-break/><text:span text:style-name="Teletype">to produce for the domestic/regional market (only secondarily for the</text:span><text:line-break/><text:span text:style-name="Teletype">export market), and Africa's location within the global value chain.'</text:span><text:line-break/><text:line-break/><text:span text:style-name="Teletype">It seems that third worldist strategies sustained by a generalised</text:span><text:line-break/><text:span text:style-name="Teletype">critique of neocolonialism have been replaced by the exhausting creation</text:span><text:line-break/><text:span text:style-name="Teletype">of advocacy networks that hold local governments just as accountable as</text:span><text:line-break/><text:span text:style-name="Teletype">transnational corporations.24 Yet while visions of Africa's future have</text:span><text:line-break/><text:span text:style-name="Teletype">sobered significantly, the emergent dynamic of South-South cooperation</text:span><text:line-break/><text:span text:style-name="Teletype">still echoes a tricontinentalist spirit. Brazil's official commitment to</text:span><text:line-break/><text:span text:style-name="Teletype">what its minister of culture, Gilberto Gil, has refererred to as a</text:span><text:line-break/><text:span text:style-name="Teletype">'tropicalisation' of open source has been a major push for FLOSS</text:span><text:line-break/><text:span text:style-name="Teletype">advocacy in Africa. One such example of a South-South technology</text:span><text:line-break/><text:span text:style-name="Teletype">transfer was Brazil's support for the adoption and implementation of</text:span><text:line-break/><text:span text:style-name="Teletype">open source software for the management of Top Level Domain (TLD)</text:span><text:line-break/><text:span text:style-name="Teletype">registries in a number of African countries, a process that will</text:span><text:line-break/><text:span text:style-name="Teletype">eventually automate TLD registries.25</text:span><text:line-break/><text:line-break/><text:span text:style-name="Teletype">An increasing 'post-third worldist' cooperation is visible in other</text:span><text:line-break/><text:span text:style-name="Teletype">international info-political fora as well. One example is the campaign</text:span><text:line-break/><text:span text:style-name="Teletype">for a 'WIPO Development Agenda' and a Treaty for Access to Knowledge,</text:span><text:line-break/><text:span text:style-name="Teletype">supported by a broad coalition of southern governments as well as</text:span><text:line-break/><text:span text:style-name="Teletype">grassroots organisations.26 The World Intellectual Property Organisation</text:span><text:line-break/><text:span text:style-name="Teletype">is a UN agency whose current mandate is 'the maintenance and further</text:span><text:line-break/><text:span text:style-name="Teletype">development of the respect for intellectual property throughout the</text:span><text:line-break/><text:span text:style-name="Teletype">world.' In the eyes of its critics, this mandate limits WIPO to the role</text:span><text:line-break/><text:span text:style-name="Teletype">of an enforcer of Euro-American positions on intellectual property,</text:span><text:line-break/><text:span text:style-name="Teletype">supporting the WTO's Agreement on Trade Related Aspects of Intellectual</text:span><text:line-break/><text:span text:style-name="Teletype">Property Rights (TRIPS) as well as at least condoning the aggressive</text:span><text:line-break/><text:span text:style-name="Teletype">'TRIPS-Plus' bilateralism both the US and the EU have engaged in to</text:span><text:line-break/><text:span text:style-name="Teletype">effectively bypass the ongoing review process of key TRIPS provisions.27</text:span><text:line-break/><text:span text:style-name="Teletype">The access-to-knowledge campaign puts the question of FLOSS and the</text:span><text:line-break/><text:span text:style-name="Teletype">struggle over open standards in a much broader context. WIPO defines</text:span><text:line-break/><text:span text:style-name="Teletype">creativity in relation to the prospect of proprietisation, as culture is</text:span><text:line-break/><text:span text:style-name="Teletype">defined as the creation of private property. The FLOSS controversy, on</text:span><text:line-break/><text:span text:style-name="Teletype">the other hand, is not just about reducing the cost of running a</text:span><text:line-break/><text:span text:style-name="Teletype">computer lab, but over the implications of its approach to</text:span><text:line-break/><text:span text:style-name="Teletype">'commons-based peer production' (Yochai Benkler): i.e. processes of</text:span><text:line-break/><text:span text:style-name="Teletype">collaborative creation and an information and knowledge commons actively</text:span><text:line-break/><text:span text:style-name="Teletype">enlarged in opposition to the 'second enclosure' (James Boyle)</text:span><text:line-break/><text:span text:style-name="Teletype">associated with an ever expanding IPR regime.28</text:span><text:line-break/><text:line-break/><text:span text:style-name="Teletype">Take the role of FLOSS developers. Rishab Ghosh, FLOSS Program Leader at</text:span><text:line-break/><text:span text:style-name="Teletype">the Maastricht Economic Research Institute on Innovation and Technology</text:span><text:line-break/><text:span text:style-name="Teletype">(MERIT), stresses that licensing costs do matter, especially when GDP is</text:span><text:line-break/><text:span text:style-name="Teletype">taken into account.29 But another key emphasis in his studies on FLOSS</text:span><text:line-break/><text:span text:style-name="Teletype">in developing countries is on the skills-building in FLOSS networks. In</text:span><text:line-break/><text:span text:style-name="Teletype">addition to standard developer skills, open source communities address,</text:span><text:line-break/><text:span text:style-name="Teletype">almost by default, questions of copyright law and licensing, and</text:span><text:line-break/><text:span text:style-name="Teletype">introduce users to new forms of collaborative creation. Ghosh calls</text:span><text:line-break/><text:span text:style-name="Teletype">these 'informal apprenticeships' whose social cost is, of course, borne</text:span><text:line-break/><text:span text:style-name="Teletype">by individual users, but it is done so voluntarily, and he even</text:span><text:line-break/><text:span text:style-name="Teletype">considers the free sharing of developer expertise (often based on</text:span><text:line-break/><text:span text:style-name="Teletype">expensive degrees) a form of technology transfer. Most definitely</text:span><text:line-break/><text:span text:style-name="Teletype">exploited by employers who often encourage their employees to</text:span><text:line-break/><text:span text:style-name="Teletype">participate in FLOSS fora on the job, this voluntarist dynamic is also</text:span><text:line-break/><text:span text:style-name="Teletype">the basis of networks of 'roving technology consultants' like GeekCorps</text:span><text:line-break/><text:span text:style-name="Teletype">or E-Riders, as well as the collaborative practices of the FLOSS</text:span><text:line-break/><text:span text:style-name="Teletype">community at large.30</text:span><text:line-break/><text:line-break/><text:span text:style-name="Teletype">Info-Political Pragmatism</text:span><text:line-break/><text:line-break/><text:span text:style-name="Teletype">Ghosh has been a major global FLOSS advocate, and his projects</text:span><text:line-break/><text:span text:style-name="Teletype">specifically address the use of FLOSS outside Europe. Yet some of his</text:span><text:line-break/><text:span text:style-name="Teletype">economic arguments are based on the assumption that proprietary</text:span><text:line-break/><text:span text:style-name="Teletype">alternatives are not locally produced. What Ghosh describes as the</text:span><text:line-break/><text:span text:style-name="Teletype">benefits of 'deep access' offered by locally developed FLOSS</text:span><text:line-break/><text:span text:style-name="Teletype">applications -- customisation, quick bug fixing, as well as the re-use of</text:span><text:line-break/><text:span text:style-name="Teletype">code in other applications -- is exactly how Herman Chinery-Hesse, CEO of</text:span><text:line-break/><text:span text:style-name="Teletype">Ghana's successful Soft Tribe, describes his own approach.31 All of</text:span><text:line-break/><text:span text:style-name="Teletype">Soft's software is based on 'tropically relevant' code, Chinery-Hesse's</text:span><text:line-break/><text:span text:style-name="Teletype">reference to the full spectrum of constraints he associates with local</text:span><text:line-break/><text:span text:style-name="Teletype">computer use: frequent savings to disk help deal with power failures and</text:span><text:line-break/><text:span text:style-name="Teletype">work offline lowers costs for online access. In the case of Soft's</text:span><text:line-break/><text:span text:style-name="Teletype">document management software for the Ghana Human Rights Commission,</text:span><text:line-break/><text:span text:style-name="Teletype">storage on remote servers addresses possible interruptions caused by a</text:span><text:line-break/><text:span text:style-name="Teletype">change in government. And unlike Ubuntu, Soft's applications are</text:span><text:line-break/><text:span text:style-name="Teletype">optimised for the low-end hardware that dominates Ghana's offices and</text:span><text:line-break/><text:span text:style-name="Teletype">cybercafs.</text:span><text:line-break/><text:line-break/><text:span text:style-name="Teletype">Soft trains the majority of Ghana's programmers, often left to their own</text:span><text:line-break/><text:span text:style-name="Teletype">devices in poorly equipped computer science departments. Yet</text:span><text:line-break/><text:span text:style-name="Teletype">Chinery-Hesse thinks that FLOSS would impede the development of a local</text:span><text:line-break/><text:span text:style-name="Teletype">software industry, as developers would, he worries, be reduced to</text:span><text:line-break/><text:span text:style-name="Teletype">installers of pre-existing applications. His main concern, however,</text:span><text:line-break/><text:span text:style-name="Teletype">seems to be possible tampering with the code both by users and</text:span><text:line-break/><text:span text:style-name="Teletype">competitors -- Chinery-Hesse fears internal mismanagement and has no</text:span><text:line-break/><text:span text:style-name="Teletype">interest in interoperability that could threaten Soft's pole position in</text:span><text:line-break/><text:span text:style-name="Teletype">the local software market. Soft rarely releases beta versions, software</text:span><text:line-break/><text:span text:style-name="Teletype">does not have an autoinstall function, and bug fixes are not generally</text:span><text:line-break/><text:span text:style-name="Teletype">released. Evidence of Chinery-Hesse's entrepreurial pragmatism, he has</text:span><text:line-break/><text:span text:style-name="Teletype">also entered into a cooperation agreement with Microsoft, hoping to take</text:span><text:line-break/><text:span text:style-name="Teletype">advantage of its global distribution channels to bring an add on from</text:span><text:line-break/><text:span text:style-name="Teletype">Ghana to desktops around the world.</text:span><text:line-break/><text:line-break/><text:span text:style-name="Teletype">For Guido Sohne, a former Soft employee and vocal FLOSS advocate, Soft's</text:span><text:line-break/><text:span text:style-name="Teletype">deal with Microsoft is a form of technology transfer rather than a</text:span><text:line-break/><text:span text:style-name="Teletype">simple sell-out, prompted by the departure of some of its key developers</text:span><text:line-break/><text:span text:style-name="Teletype">without whom their previous portfolio of applications could no longer be</text:span><text:line-break/><text:span text:style-name="Teletype">maintained.32 Sohne left in part because Soft did not want to explore</text:span><text:line-break/><text:span text:style-name="Teletype">FLOSS-based alternatives to address this development impasse. Microsoft</text:span><text:line-break/><text:span text:style-name="Teletype">is there to stay (the new Kofi Annan International Peacekeeping Centre</text:span><text:line-break/><text:span text:style-name="Teletype">in Ghana also entered into a deal with Microsoft), but it looks like</text:span><text:line-break/><text:span text:style-name="Teletype">Soft's emergent competitors are already relying on FLOSS. So while</text:span><text:line-break/><text:span text:style-name="Teletype">Ghana's developer community as a whole has not yet embraced FLOSS, this</text:span><text:line-break/><text:span text:style-name="Teletype">is likely to change.</text:span><text:line-break/><text:line-break/><text:span text:style-name="Teletype">In the current 'Africanisation' of the politics of software, the</text:span><text:line-break/><text:span text:style-name="Teletype">proprietary/non-proprietary divide is but one of several vectors.</text:span><text:line-break/><text:span text:style-name="Teletype">Perhaps this should not come as a surprise, given the hybrid dynamic of</text:span><text:line-break/><text:span text:style-name="Teletype">FLOSS itself. In her analyses of the cooperation between corporations</text:span><text:line-break/><text:span text:style-name="Teletype">and the FLOSS community, techno-feminist Yuwei Lin describes this</text:span><text:line-break/><text:span text:style-name="Teletype">process as 'hybrid innovation', marked as much by a sense of</text:span><text:line-break/><text:span text:style-name="Teletype">interdependence and mutuality as by unease over the irresolvable tension</text:span><text:line-break/><text:span text:style-name="Teletype">between commercial and community-oriented practices.33</text:span><text:line-break/><text:line-break/><text:span text:style-name="Teletype">The dependence on corporate support illustrates the paradoxes of</text:span><text:line-break/><text:span text:style-name="Teletype">immaterial labour and suggests that common assumptions regarding the</text:span><text:line-break/><text:span text:style-name="Teletype">relationship between FLOSS and visions of a post-capitalist future be</text:span><text:line-break/><text:span text:style-name="Teletype">revisited. Often understood in terms of an anti-monopolistic practice,</text:span><text:line-break/><text:span text:style-name="Teletype">FLOSS is not, as such, anti-capitalist (GPL-founder Richard Stallman</text:span><text:line-break/><text:span text:style-name="Teletype">describes himself as anti-fascist instead). One of the reasons for the</text:span><text:line-break/><text:span text:style-name="Teletype">popularity of the FLOSS paradigm is that it appears to be able to</text:span><text:line-break/><text:span text:style-name="Teletype">accommodate a wide range of visions of cultural, economic, and social</text:span><text:line-break/><text:span text:style-name="Teletype">transformation, from cyberlibertarian views of natural capitalism to the</text:span><text:line-break/><text:span text:style-name="Teletype">post-autonomist vision of a coming communism, actively anticipated by</text:span><text:line-break/><text:span text:style-name="Teletype">way of multitudinal self-organisation. Countercultural cachet</text:span><text:line-break/><text:span text:style-name="Teletype">notwithstanding, the high visibility of FLOSS as a mainstream</text:span><text:line-break/><text:span text:style-name="Teletype">alternative to proprietary software is due in large part to the support</text:span><text:line-break/><text:span text:style-name="Teletype">from corporations like IBM or Sun Microsystems, and the commitment to</text:span><text:line-break/><text:span text:style-name="Teletype">openness reverberates with an info-capitalism attempting to reinvent</text:span><text:line-break/><text:span text:style-name="Teletype">itself around concepts of trust and transparency.</text:span><text:line-break/><text:line-break/><text:span text:style-name="Teletype">And while the controversies over software licenses are so intense</text:span><text:line-break/><text:span text:style-name="Teletype">because their clauses redefine what property means in the network</text:span><text:line-break/><text:span text:style-name="Teletype">society, not all of FLOSS is geared toward an enlargement of the</text:span><text:line-break/><text:span text:style-name="Teletype">information commons. Following the popularity of user-defined license</text:span><text:line-break/><text:span text:style-name="Teletype">provisions like Creative Commons, Sun Microsystems has announced its own</text:span><text:line-break/><text:span text:style-name="Teletype">'Open Media Commons' initiative to develop FLOSS based digital rights</text:span><text:line-break/><text:span text:style-name="Teletype">management tools.34 FLOSS, already adopted by cost cutting governments</text:span><text:line-break/><text:span text:style-name="Teletype">across the world, is also easily aligned with state power -- South</text:span><text:line-break/><text:span text:style-name="Teletype">Africa's FLOSS and open content strategy includes, after all, the</text:span><text:line-break/><text:span text:style-name="Teletype">migration to FLOSS of its prison management systems.35 This makes</text:span><text:line-break/><text:span text:style-name="Teletype">one-size-fits-all approaches to the politics of software almost</text:span><text:line-break/><text:span text:style-name="Teletype">impossible, even more so in the context of African ICT controversies.</text:span><text:line-break/><text:line-break/><text:span text:style-name="Teletype">Yet what is certain is that an African info-politics is already emerging</text:span><text:line-break/><text:span text:style-name="Teletype">along key faultlines of network-economical conflict, challenging images</text:span><text:line-break/><text:span text:style-name="Teletype">of an Africa forever mired in 'tribal rampages' and natural disasters.</text:span><text:line-break/><text:span text:style-name="Teletype">And while it is too soon to say what transformative impact FLOSS efforts</text:span><text:line-break/><text:span text:style-name="Teletype">may already have had, examples like FOSSFA or SchoolNet show that FLOSS</text:span><text:line-break/><text:span text:style-name="Teletype">is not reducible to an imperial voluntarism out of sync with the 'real'</text:span><text:line-break/><text:span text:style-name="Teletype">Africa. FLOSS's collaborative ethic is not a post-materialist luxury</text:span><text:line-break/><text:span text:style-name="Teletype">limited to those on the sunny side of the digital divide. Instead, the</text:span><text:line-break/><text:span text:style-name="Teletype">Africanisation of FLOSS in terms of an 'ubuntu' philosophy of sharing</text:span><text:line-break/><text:span text:style-name="Teletype">may soon connect to other collective efforts in a larger Pan-African</text:span><text:line-break/><text:span text:style-name="Teletype">vision of renewal. This project driven mainly from below is rarely</text:span><text:line-break/><text:span text:style-name="Teletype">included in the sovereign perspective of afro-pessimist prophecies</text:span><text:line-break/><text:span text:style-name="Teletype">accompanying the current wave of imperial nostalgia.36 In his</text:span><text:line-break/><text:span text:style-name="Teletype">documentary afro@digital, Congolese director Balufu Bakupa-Kanyinda</text:span><text:line-break/><text:span text:style-name="Teletype">retrieves the story of the Ishango Bone, the oldest known table of prime</text:span><text:line-break/><text:span text:style-name="Teletype">numbers, to suggest that mathematics, and by implication the network</text:span><text:line-break/><text:span text:style-name="Teletype">society as a whole, needs to be given a new, Afrocentric genealogy.</text:span><text:line-break/><text:span text:style-name="Teletype">FLOSS advocacy may not have to go that far. Yet perhaps a discussion of</text:span><text:line-break/><text:span text:style-name="Teletype">software politics in Africa should not begin with the question of</text:span><text:line-break/><text:span text:style-name="Teletype">software, but with the contradictory images of Africa that linger in the</text:span><text:line-break/><text:span text:style-name="Teletype">collective post-colonial imagination.</text:span><text:line-break/><text:line-break/><text:span text:style-name="Teletype">FOOTNOTES</text:span><text:line-break/><text:line-break/><text:span text:style-name="Teletype">1 For an account of free software vs open source software in terms of a</text:span><text:line-break/><text:span text:style-name="Teletype">struggle over discursive hegemony, see David Berry, 'The Contestation of</text:span><text:line-break/><text:span text:style-name="Teletype">Code: A preliminary investigation into the discourse of the free/libre</text:span><text:line-break/><text:span text:style-name="Teletype">and open source movements', Critical Discourse Studies 1.1 (April 2004),</text:span><text:line-break/><text:span text:style-name="Teletype">65--89, </text:span><text:a xlink:type="simple" xlink:href="http://opensource.mit.edu/papers/berry1.pdf"><text:span text:style-name="Teletype">http://opensource.mit.edu/papers/berry1.pdf</text:span></text:a><text:line-break/><text:line-break/><text:span text:style-name="Teletype">2 </text:span><text:a xlink:type="simple" xlink:href="http://FOSSFA.net/"><text:span text:style-name="Teletype">http://FOSSFA.net</text:span></text:a><text:line-break/><text:line-break/><text:span text:style-name="Teletype">3 Bildad Kagai and Nicolas Kimolo, 'FOSSFA in Africa: Opening the Door</text:span><text:line-break/><text:span text:style-name="Teletype">to State ICT Development Agendas -- A Kenya Case Study', SSRC The</text:span><text:line-break/><text:span text:style-name="Teletype">Politics of Open Source Adoption (2005), </text:span><text:a xlink:type="simple" xlink:href="http://www.ssrc.org/wiki/POSA"><text:span text:style-name="Teletype">http://www.ssrc.org/wiki/POSA</text:span></text:a><text:span text:style-name="Teletype">;</text:span><text:line-break/><text:span text:style-name="Teletype">CODI, 'Resolutions of the Fourth Meeting of the Committee on Development</text:span><text:line-break/><text:span text:style-name="Teletype">Information (CODI-IV)', UNECA Commission on Development Information</text:span><text:line-break/><text:span text:style-name="Teletype">(23-28 April 2005), </text:span><text:a xlink:type="simple" xlink:href="http://www.uneca.org/codi/codi4/codi_iv_report.pdf"><text:span text:style-name="Teletype">http://www.uneca.org/codi/codi4/codi_iv_report.pdf</text:span></text:a><text:span text:style-name="Teletype">.</text:span><text:line-break/><text:span text:style-name="Teletype">See the country policy tables at: </text:span><text:a xlink:type="simple" xlink:href="http://www.bridges.org/FLOSS/index.html"><text:span text:style-name="Teletype">http://www.bridges.org/FLOSS/index.html</text:span></text:a><text:line-break/><text:line-break/><text:span text:style-name="Teletype">4 </text:span><text:a xlink:type="simple" xlink:href="http://avoir.uwc.ac.za/"><text:span text:style-name="Teletype">http://avoir.uwc.ac.za/</text:span></text:a><text:line-break/><text:line-break/><text:span text:style-name="Teletype">5 </text:span><text:a xlink:type="simple" xlink:href="http://www.FOSSFA.net/idlelo2"><text:span text:style-name="Teletype">http://www.FOSSFA.net/idlelo2</text:span></text:a><text:line-break/><text:line-break/><text:span text:style-name="Teletype">6 Derek Keats, 'Idlelo: First African Conference on the Digital</text:span><text:line-break/><text:span text:style-name="Teletype">Commons', Final Report to Department of Science &amp; Technology South</text:span><text:line-break/><text:span text:style-name="Teletype">Africa (2004), </text:span><text:a xlink:type="simple" xlink:href="http://www.catia.ws/Documents/Indexpage/IdleloFinalReport.pdf"><text:span text:style-name="Teletype">http://www.catia.ws/Documents/Indexpage/IdleloFinalReport.pdf</text:span></text:a><text:line-break/><text:line-break/><text:span text:style-name="Teletype">7 </text:span><text:a xlink:type="simple" xlink:href="http://www.markshuttleworth.com/"><text:span text:style-name="Teletype">http://www.markshuttleworth.com</text:span></text:a><text:line-break/><text:line-break/><text:span text:style-name="Teletype">8 </text:span><text:a xlink:type="simple" xlink:href="http://www.ubuntulinux.org/"><text:span text:style-name="Teletype">http://www.ubuntulinux.org</text:span></text:a><text:span text:style-name="Teletype">, </text:span><text:a xlink:type="simple" xlink:href="http://www.go-opensource.org/"><text:span text:style-name="Teletype">http://www.go-opensource.org/</text:span></text:a><text:line-break/><text:line-break/><text:span text:style-name="Teletype">9 </text:span><text:a xlink:type="simple" xlink:href="http://www.freedomtoaster.org/"><text:span text:style-name="Teletype">http://www.freedomtoaster.org/</text:span></text:a><text:span text:style-name="Teletype">, </text:span><text:a xlink:type="simple" xlink:href="http://www.go-opensource.org/go_open"><text:span text:style-name="Teletype">http://www.go-opensource.org/go_open</text:span></text:a><text:line-break/><text:line-break/><text:span text:style-name="Teletype">10 </text:span><text:a xlink:type="simple" xlink:href="http://www.edubuntu.org/"><text:span text:style-name="Teletype">http://www.edubuntu.org/</text:span></text:a><text:span text:style-name="Teletype">, </text:span><text:a xlink:type="simple" xlink:href="http://www.tuxlab.org.za/"><text:span text:style-name="Teletype">http://www.tuxlab.org.za/</text:span></text:a><text:line-break/><text:span text:style-name="Teletype">A thin client is a computer (client) in client-server architecture</text:span><text:line-break/><text:span text:style-name="Teletype">networks which have very few resources, so it has to depend primarily on</text:span><text:line-break/><text:span text:style-name="Teletype">the central server for processing activities. A thin client network</text:span><text:line-break/><text:span text:style-name="Teletype">centralises maintenance tasks on a (remote) server</text:span><text:line-break/><text:line-break/><text:span text:style-name="Teletype">11 </text:span><text:a xlink:type="simple" xlink:href="http://wiki.go-opensource.org/taskforce"><text:span text:style-name="Teletype">http://wiki.go-opensource.org/taskforce</text:span></text:a><text:line-break/><text:line-break/><text:span text:style-name="Teletype">12 For a middle of the road assessment of the African Renaissance, see</text:span><text:line-break/><text:span text:style-name="Teletype">Elias K. Bongmba, 'Reflections on Thabo Mbeki's African Renaissance',</text:span><text:line-break/><text:span text:style-name="Teletype">Journal of Southern African Studies 30.2 (June 2004). For more critical</text:span><text:line-break/><text:span text:style-name="Teletype">views, see Neil Lazarus, 'The South African Ideology: The Myth of</text:span><text:line-break/><text:span text:style-name="Teletype">Exceptionalism, the Idea of Renaissance,' South Atlantic Quarterly 103.4</text:span><text:line-break/><text:span text:style-name="Teletype">(Fall 2004), 607-28, and Neville Alexander, 'South Africa -- Example or</text:span><text:line-break/><text:span text:style-name="Teletype">Illusion?' An Ordinary Country: Issues in the Transition from Apartheid</text:span><text:line-break/><text:span text:style-name="Teletype">to Democracy in South Africa, New York: Berghahn Books, 2003, 137-73, 188-90</text:span><text:line-break/><text:line-break/><text:span text:style-name="Teletype">13 John Perry Barlow, 'Africa Rising,' Wired 6.01 (1998)</text:span><text:line-break/><text:a xlink:type="simple" xlink:href="http://www.wired.com/wired/archive/6.01/barlow_pr.html"><text:span text:style-name="Teletype">http://www.wired.com/wired/archive/6.01/barlow_pr.html</text:span></text:a><text:line-break/><text:line-break/><text:span text:style-name="Teletype">14 </text:span><text:a xlink:type="simple" xlink:href="http://www.balancingact-africa.com/"><text:span text:style-name="Teletype">http://www.balancingact-africa.com/</text:span></text:a><text:line-break/><text:line-break/><text:span text:style-name="Teletype">15 Ethan Zukerman, 'Free Beer Doesn't Sell', Linux Journal 111 (July</text:span><text:line-break/><text:span text:style-name="Teletype">2003) </text:span><text:a xlink:type="simple" xlink:href="http://www.linuxjournal.com/article/6785"><text:span text:style-name="Teletype">http://www.linuxjournal.com/article/6785</text:span></text:a><text:line-break/><text:line-break/><text:span text:style-name="Teletype">16 </text:span><text:a xlink:type="simple" xlink:href="http://www.geekcorps.org/"><text:span text:style-name="Teletype">http://www.geekcorps.org/</text:span></text:a><text:span text:style-name="Teletype">, </text:span><text:a xlink:type="simple" xlink:href="http://www.ethanzuckerman.com/blog/"><text:span text:style-name="Teletype">http://www.ethanzuckerman.com/blog/</text:span></text:a><text:line-break/><text:line-break/><text:span text:style-name="Teletype">17 David Wheeler, 'Why Open Source Software / Free Software (OSS/FS,</text:span><text:line-break/><text:span text:style-name="Teletype">FLOSS, or FLOSS)? Look at the Numbers!', (May 2005)</text:span><text:line-break/><text:a xlink:type="simple" xlink:href="http://www.dwheeler.com/oss_fs_why.html"><text:span text:style-name="Teletype">http://www.dwheeler.com/oss_fs_why.html</text:span></text:a><text:line-break/><text:line-break/><text:span text:style-name="Teletype">18 Bridges.org, 'Comparison study of Free/Open Source and Proprietary</text:span><text:line-break/><text:span text:style-name="Teletype">Software in an African context: implementation and policy-making to</text:span><text:line-break/><text:span text:style-name="Teletype">optimise community access to ICT' (May 2005)</text:span><text:line-break/><text:a xlink:type="simple" xlink:href="http://www.bridges.org/software_comparison/index.html"><text:span text:style-name="Teletype">http://www.bridges.org/software_comparison/index.html</text:span></text:a><text:line-break/><text:line-break/><text:span text:style-name="Teletype">19 </text:span><text:a xlink:type="simple" xlink:href="http://www.schoolnet.na/"><text:span text:style-name="Teletype">http://www.schoolnet.na/</text:span></text:a><text:line-break/><text:line-break/><text:span text:style-name="Teletype">20 </text:span><text:a xlink:type="simple" xlink:href="http://www.schoolnet.na/haiti"><text:span text:style-name="Teletype">http://www.schoolnet.na/haiti</text:span></text:a><text:line-break/><text:line-break/><text:span text:style-name="Teletype">21 </text:span><text:a xlink:type="simple" xlink:href="http://tatejoris.blogspot.com/"><text:span text:style-name="Teletype">http://tatejoris.blogspot.com</text:span></text:a><text:line-break/><text:line-break/><text:span text:style-name="Teletype">22 Bildad Kagai, 'FOSSFA responds to Microsoft-UNDP Deal' (Feb 2004),</text:span><text:line-break/><text:a xlink:type="simple" xlink:href="http://FOSSFA.net/"><text:span text:style-name="Teletype">http://FOSSFA.net</text:span></text:a><text:line-break/><text:line-break/><text:span text:style-name="Teletype">23 Yash Tandon, 'An Alternative View on Technology', SEATINI (Sept</text:span><text:line-break/><text:span text:style-name="Teletype">2004), </text:span><text:a xlink:type="simple" xlink:href="http://www.seatini.org/publications/factsheets/technology.htm"><text:span text:style-name="Teletype">http://www.seatini.org/publications/factsheets/technology.htm</text:span></text:a><text:line-break/><text:line-break/><text:span text:style-name="Teletype">24 Thandika Mkandawire, 'Good Governance: The Itinerary of an Idea', D C</text:span><text:line-break/><text:span text:style-name="Teletype">Development and Cooperation 31.10 (01 Oct 2004) </text:span><text:a xlink:type="simple" xlink:href="http://www.inwent.org/E"><text:span text:style-name="Teletype">http://www.inwent.org/E</text:span></text:a><text:line-break/><text:span text:style-name="Teletype">Z/content/archive-eng/10-2004/tribune_art1.html</text:span><text:line-break/><text:line-break/><text:span text:style-name="Teletype">25 Rebecca Wanjiku, 'Brazil opens its arms to Africa', Highway Africa</text:span><text:line-break/><text:span text:style-name="Teletype">News Agency (05 April 2005)</text:span><text:line-break/><text:a xlink:type="simple" xlink:href="http://www.highwayafrica.ru.ac.za/hana/textviewer.asp?item_id=339"><text:span text:style-name="Teletype">http://www.highwayafrica.ru.ac.za/hana/textviewer.asp?item_id=339</text:span></text:a><text:line-break/><text:line-break/><text:span text:style-name="Teletype">26 </text:span><text:a xlink:type="simple" xlink:href="http://www.cptech.org/a2k/"><text:span text:style-name="Teletype">http://www.cptech.org/a2k/</text:span></text:a><text:span text:style-name="Teletype">, </text:span><text:a xlink:type="simple" xlink:href="http://www.eff.org/IP/WIPO/dev_agenda/"><text:span text:style-name="Teletype">http://www.eff.org/IP/WIPO/dev_agenda/</text:span></text:a><text:span text:style-name="Teletype">,</text:span><text:line-break/><text:a xlink:type="simple" xlink:href="http://www.access2knowledge.org/cs/"><text:span text:style-name="Teletype">http://www.access2knowledge.org/cs/</text:span></text:a><text:line-break/><text:line-break/><text:span text:style-name="Teletype">27 Peter Drahos and John Brathwaite, 'Who Owns the Knowledge Economy?</text:span><text:line-break/><text:span text:style-name="Teletype">Political Organising Behind TRIPS', Corner House Briefings (Sept 2004),</text:span><text:line-break/><text:a xlink:type="simple" xlink:href="http://www.thecornerhouse.org.uk/pdf/briefing/32trips.pdf"><text:span text:style-name="Teletype">http://www.thecornerhouse.org.uk/pdf/briefing/32trips.pdf</text:span></text:a><text:span text:style-name="Teletype">, also see</text:span><text:line-break/><text:a xlink:type="simple" xlink:href="http://www.bilaterals.org/"><text:span text:style-name="Teletype">http://www.bilaterals.org/</text:span></text:a><text:line-break/><text:line-break/><text:span text:style-name="Teletype">28 Yochai Benkler, 'Coase's Penguin, or Linux and the Nature of the</text:span><text:line-break/><text:span text:style-name="Teletype">Firm' (2002) </text:span><text:a xlink:type="simple" xlink:href="http://www.benkler.org/CoasesPenguin.html"><text:span text:style-name="Teletype">http://www.benkler.org/CoasesPenguin.html</text:span></text:a><text:span text:style-name="Teletype">; James Boyle, 'A</text:span><text:line-break/><text:span text:style-name="Teletype">Politics of Intellectual Property: Environmentalism For the Net?' (1997)</text:span><text:line-break/><text:a xlink:type="simple" xlink:href="http://www.law.duke.edu/boylesite/intprop.htm"><text:span text:style-name="Teletype">http://www.law.duke.edu/boylesite/intprop.htm</text:span></text:a><text:line-break/><text:line-break/><text:span text:style-name="Teletype">29 Rishab Ghosh, 'Free/Libre/Open Source Software for developing</text:span><text:line-break/><text:span text:style-name="Teletype">countries: skills, employment and costs', 2nd National Congress on</text:span><text:line-break/><text:span text:style-name="Teletype">Software Libre, Buenos Aires, Argentina (07 June 2005),</text:span><text:line-break/><text:a xlink:type="simple" xlink:href="http://www.flossproject.org/papers.htm"><text:span text:style-name="Teletype">http://www.flossproject.org/papers.htm</text:span></text:a><text:line-break/><text:line-break/><text:span text:style-name="Teletype">30 </text:span><text:a xlink:type="simple" xlink:href="http://www.eriders.net/"><text:span text:style-name="Teletype">http://www.eriders.net</text:span></text:a><text:line-break/><text:line-break/><text:span text:style-name="Teletype">31 G. Pascal Zachary, 'The African Hacker,' IEEE Spectrum Online (Aug</text:span><text:line-break/><text:span text:style-name="Teletype">2005),</text:span><text:line-break/><text:a xlink:type="simple" xlink:href="http://www.spectrum.ieee.org/WEBONLY/publicfeature/aug05/0805ahac.html"><text:span text:style-name="Teletype">http://www.spectrum.ieee.org/WEBONLY/publicfeature/aug05/0805ahac.html</text:span></text:a><text:line-break/><text:line-break/><text:span text:style-name="Teletype">32 My assessment of Soft is based on an email exchange with Guido Sohne</text:span><text:line-break/><text:span text:style-name="Teletype">(Sept 2005). Also see </text:span><text:a xlink:type="simple" xlink:href="http://sohne.net/"><text:span text:style-name="Teletype">http://sohne.net</text:span></text:a><text:span text:style-name="Teletype">.</text:span><text:line-break/><text:line-break/><text:span text:style-name="Teletype">33 Yuwei Lin, 'Hybrid Innovation: How Does the Collaboration Between the</text:span><text:line-break/><text:span text:style-name="Teletype">FLOSS Community and Corporations Happen?' Knowledge, Technology and</text:span><text:line-break/><text:span text:style-name="Teletype">Policy 18.2 (Summer 2005), </text:span><text:a xlink:type="simple" xlink:href="http://opensource.mit.edu/papers/lin4_hybrid.pdf"><text:span text:style-name="Teletype">http://opensource.mit.edu/papers/lin4_hybrid.pdf</text:span></text:a><text:line-break/><text:line-break/><text:span text:style-name="Teletype">34 </text:span><text:a xlink:type="simple" xlink:href="http://www.openmediacommons.org/"><text:span text:style-name="Teletype">http://www.openmediacommons.org/</text:span></text:a><text:span text:style-name="Teletype">. As the history of commons-based</text:span><text:line-break/><text:span text:style-name="Teletype">resource management systems shows, 'commons' doesn't necessarily imply</text:span><text:line-break/><text:span text:style-name="Teletype">the free-for-all often associated with it, and it is not necessarily</text:span><text:line-break/><text:span text:style-name="Teletype">obvious -- a point made frequently by advocates of indigenous and</text:span><text:line-break/><text:span text:style-name="Teletype">traditional knowledge databases, for example -- that 'commons' and</text:span><text:line-break/><text:span text:style-name="Teletype">'access restrictions' are mutually exclusive; what emerges instead are</text:span><text:line-break/><text:span text:style-name="Teletype">'hybridised' commons that take the information needs of specific</text:span><text:line-break/><text:span text:style-name="Teletype">communities into account.</text:span><text:line-break/><text:line-break/><text:span text:style-name="Teletype">35 </text:span><text:a xlink:type="simple" xlink:href="http://wiki.go-opensource.org/taskforce/CorrectProj"><text:span text:style-name="Teletype">http://wiki.go-opensource.org/taskforce/CorrectProj</text:span></text:a><text:line-break/><text:line-break/><text:span text:style-name="Teletype">36 Martin Meredith, The State of Africa: A History of Fifty Years of</text:span><text:line-break/><text:span text:style-name="Teletype">Independence, London: Free Press, 2005; Seumas Milne, 'Britain: imperial</text:span><text:line-break/><text:span text:style-name="Teletype">nostalgia', Le Monde Diplomatique (May 2005). Also see Chris Landsberg</text:span><text:line-break/><text:span text:style-name="Teletype">and Shaun Mckay, 'Engaging the new Pan-Africanism', Centre for Policy</text:span><text:line-break/><text:span text:style-name="Teletype">Studies (Sept 2005)</text:span><text:line-break/><text:a xlink:type="simple" xlink:href="http://www.sarpn.org.za/documents/d0001537/CSO-Guide_pan-africanism_2005.pdf"><text:span text:style-name="Teletype">http://www.sarpn.org.za/documents/d0001537/CSO-Guide_pan-africanism_2005.pdf</text:span></text:a><text:line-break/><text:line-break/><text:span text:style-name="Teletype">Soenke Zehle &lt;s.zehle AT kein.org&gt; teaches transcultural media studies</text:span><text:line-break/><text:span text:style-name="Teletype">at Saarland University, Germany</text:span><text:line-break/><text:line-break/><text:line-break/><text:span text:style-name="Teletype">#  distributed via &lt;nettime&gt;: no commercial use without permission</text:span><text:line-break/><text:span text:style-name="Teletype">#  &lt;nettime&gt; is a moderated mailing list for net criticism,</text:span><text:line-break/><text:span text:style-name="Teletype">#  collaborative text filtering and cultural politics of the nets</text:span><text:line-break/><text:span text:style-name="Teletype">#  more info: </text:span><text:a xlink:type="simple" xlink:href="mailto:majordomo@bbs.thing.net"><text:span text:style-name="Teletype">majordomo@bbs.thing.net</text:span></text:a><text:span text:style-name="Teletype"> and "info nettime-l" in the msg body</text:span><text:line-break/><text:span text:style-name="Teletype">#  archive: </text:span><text:a xlink:type="simple" xlink:href="http://www.nettime.org/"><text:span text:style-name="Teletype">http://www.nettime.org</text:span></text:a><text:span text:style-name="Teletype"> contact: </text:span><text:a xlink:type="simple" xlink:href="mailto:nettime@bbs.thing.net"><text:span text:style-name="Teletype">nettime@bbs.thing.net</text:span></text:a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Palatino" svg:font-family="Palatino"/>
    <style:font-face style:name="Trebuchet MS" svg:font-family="'Trebuchet MS'"/>
    <style:font-face style:name="Nimbus Mono L" svg:font-family="'Nimbus Mono L'" style:font-family-generic="modern" style:font-pitch="fixed"/>
    <style:font-face style:name="HG Mincho Light J" svg:font-family="'HG Mincho Light J'" style:font-pitch="variable"/>
    <style:font-face style:name="Nimbus Sans L" svg:font-family="'Nimbus Sans L'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alatino" fo:font-size="12pt" fo:language="en" fo:country="US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Nimbus Sans L" style:font-size-complex="14pt"/>
    </style:style>
    <style:style style:name="List" style:family="paragraph" style:parent-style-name="Text_20_body" style:class="list">
      <style:text-properties style:font-name="Trebuchet M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rebuchet MS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rebuchet M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Teletype" style:family="text">
      <style:text-properties style:font-name="Nimbus Mono L" style:font-name-asian="Nimbus Mono L" style:font-name-complex="Nimbus Mono L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01-08T15:12:14</meta:creation-date>
    <dc:date>2006-01-08T16:53:40</dc:date>
    <dc:language>en-US</dc:language>
    <meta:editing-cycles>3</meta:editing-cycles>
    <meta:editing-duration>PT1H41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1" meta:paragraph-count="2" meta:word-count="4706" meta:character-count="31406"/>
  </office:meta>
</office:document-meta>
</file>